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-0.5in" fo:margin-right="-0.3118in" fo:margin-top="0in" fo:margin-bottom="0in" style:contextual-spacing="false" fo:line-height="120%" fo:text-align="center" style:justify-single-word="false" fo:text-indent="0in" style:auto-text-indent="false" style:page-number="auto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2" style:family="paragraph" style:parent-style-name="Text_20_body">
      <loext:graphic-properties draw:fill="none"/>
      <style:paragraph-properties fo:margin-left="-0.5in" fo:margin-right="-0.3118in" fo:margin-top="0in" fo:margin-bottom="0in" style:contextual-spacing="false" fo:line-height="120%" fo:text-align="center" style:justify-single-word="false" fo:text-indent="0in" style:auto-text-indent="false" fo:background-color="transparent" style:writing-mode="lr-tb"/>
    </style:style>
    <style:style style:name="P3" style:family="paragraph" style:parent-style-name="Text_20_body">
      <loext:graphic-properties draw:fill="none"/>
      <style:paragraph-properties fo:margin-left="-0.5in" fo:margin-right="-0.3118in" fo:text-indent="0in" style:auto-text-indent="false" fo:background-color="transparent"/>
    </style:style>
    <style:style style:name="P4" style:family="paragraph" style:parent-style-name="Text_20_body">
      <loext:graphic-properties draw:fill="none"/>
      <style:paragraph-properties fo:margin-left="-0.5in" fo:margin-right="-0.3118in" fo:margin-top="0in" fo:margin-bottom="0in" style:contextual-spacing="false" fo:line-height="120%" fo:text-indent="0in" style:auto-text-indent="false" fo:background-color="transparent" style:writing-mode="lr-tb"/>
    </style:style>
    <style:style style:name="P5" style:family="paragraph" style:parent-style-name="Text_20_body" style:list-style-name="L1">
      <loext:graphic-properties draw:fill="none" draw:fill-color="#ffffff"/>
      <style:paragraph-properties fo:margin-left="-0.5in" fo:margin-right="-0.3118in" fo:margin-top="0in" fo:margin-bottom="0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left="-0.5in" fo:margin-right="-0.3118in" fo:margin-top="0in" fo:margin-bottom="0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left="-0.5in" fo:margin-right="-0.3118in" fo:margin-top="0in" fo:margin-bottom="0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left="-0.5in" fo:margin-right="-0.3118in" fo:margin-top="0in" fo:margin-bottom="0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none"/>
      <style:paragraph-properties fo:margin-left="-0.5in" fo:margin-right="-0.3118in" fo:margin-top="0in" fo:margin-bottom="0in" style:contextual-spacing="false" fo:line-height="120%" fo:text-indent="0in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80" loext:opacity="100%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officeooo:rsid="001a0180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0180" style:text-blinking="false" fo:background-color="transparent" loext:char-shading-value="0"/>
    </style:style>
    <style:style style:name="T4" style:family="text">
      <style:text-properties fo:font-variant="normal" fo:text-transform="none" fo:color="#0563c1" loext:opacity="100%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font-name="Times New Roman" fo:font-size="14pt" fo:font-style="normal" style:text-underline-style="solid" style:text-underline-width="auto" style:text-underline-color="font-color" fo:font-weight="bold" fo:background-color="transparent" loext:char-shading-value="0"/>
    </style:style>
    <style:style style:name="T7" style:family="text">
      <style:text-properties fo:font-variant="normal" fo:text-transform="none" fo:color="#000000" loext:opacity="100%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13cf0bc-7fff-4bad-4d17-47c97f41c72a"/>DECLAN MURPHY</text:p>
      <text:p text:style-name="P2"><text:span text:style-name="T1">1000 New Jersey Ave SE, Washington, DC 20003 || 703-895-0568 || </text:span><text:a xlink:type="simple" xlink:href="mailto:declan.murphy.dc@gmail.com" text:style-name="Internet_20_link" text:visited-style-name="Visited_20_Internet_20_Link"><text:span text:style-name="T2">declan.murphy.dc@gmail.com</text:span></text:a><text:span text:style-name="T3"> </text:span></text:p>
      <text:p text:style-name="P2"><text:span text:style-name="T1">LinkedIn: </text:span><text:a xlink:type="simple" xlink:href="https://www.linkedin.com/in/declan-murphy-dc/" text:style-name="Internet_20_link" text:visited-style-name="Visited_20_Internet_20_Link"><text:span text:style-name="T4">https://www.linkedin.com/in/declan-murphy-dc/</text:span></text:a><text:span text:style-name="T5"> </text:span></text:p>
      <text:p text:style-name="P3"/>
      <text:p text:style-name="P4"><text:span text:style-name="T6">EXPERIENCE</text:span><text:span text:style-name="T7"> </text:span></text:p>
      <text:p text:style-name="P4"><text:span text:style-name="T8">UNITED STATES DEPARTMENT OF TRANSPORTATION</text:span><text:span text:style-name="T5"> </text:span><text:span text:style-name="T8">Washington, DC</text:span></text:p>
      <text:p text:style-name="P4"><text:span text:style-name="T9">Data Scientist</text:span><text:span text:style-name="T5"> <text:tab/><text:tab/><text:tab/><text:tab/><text:tab/><text:tab/><text:tab/><text:tab/><text:tab/><text:tab/><text:tab/><text:tab/></text:span><text:span text:style-name="T9">July 2022 - Present</text:span></text:p>
      <text:list text:style-name="L1">
        <text:list-item>
          <text:p text:style-name="P5">Perform data analysis using statistical analysis tools, including SQL and R, to inform policy decisions and federal grant management</text:p>
        </text:list-item>
        <text:list-item>
          <text:p text:style-name="P5">Assess data infrastructure and agency systems to improve data interoperability</text:p>
        </text:list-item>
        <text:list-item>
          <text:p text:style-name="P5">Review and conduct quality assurance on large datasets for publication</text:p>
        </text:list-item>
        <text:list-item>
          <text:p text:style-name="P5">Present and visualize complex data-driven results and policy options for government leadership</text:p>
        </text:list-item>
      </text:list>
      <text:p text:style-name="P3"/>
      <text:p text:style-name="P4"><text:span text:style-name="T8">WHITE HOUSE OFFICE OF INFRASTRUCTURE IMPLEMENTATION</text:span><text:span text:style-name="T5"> </text:span><text:span text:style-name="T8">Washington, DC</text:span></text:p>
      <text:p text:style-name="P4"><text:span text:style-name="T9">Policy Advisor [Presidential Management Fellow]</text:span><text:span text:style-name="T5"> <text:tab/><text:tab/><text:tab/><text:tab/><text:tab/> <text:s text:c="8"/></text:span><text:span text:style-name="T9">June 2023 - December 2023</text:span></text:p>
      <text:list text:style-name="L2">
        <text:list-item>
          <text:p text:style-name="P6">Drafted policy memos for Senior Advisor Mitch Landrieu on Bipartisan Infrastructure Law (BIL) investments</text:p>
        </text:list-item>
        <text:list-item>
          <text:p text:style-name="P6">Coordinated with federal agencies on BIL investment progress and announcements</text:p>
        </text:list-item>
        <text:list-item>
          <text:p text:style-name="P6">Organized a local workshop with labor leaders to build career opportunities on the ground in Baltimore</text:p>
        </text:list-item>
      </text:list>
      <text:p text:style-name="P3"/>
      <text:p text:style-name="P4"><text:span text:style-name="T8">GEORGETOWN UNIVERSITY</text:span><text:span text:style-name="T5"> </text:span><text:span text:style-name="T8">Washington, DC</text:span></text:p>
      <text:p text:style-name="P4"><text:span text:style-name="T9">Graduate Research Assistant, Prof. Andrea Headley</text:span><text:span text:style-name="T5"> <text:tab/><text:tab/><text:tab/><text:tab/><text:tab/></text:span><text:span text:style-name="T9">May 2021 – August 2021</text:span></text:p>
      <text:list text:style-name="L3">
        <text:list-item>
          <text:p text:style-name="P7">Analyzed interview data from over 85 interviews on police-community relations </text:p>
        </text:list-item>
        <text:list-item>
          <text:p text:style-name="P7">Coded using NVivo 12 software to aggregate topics and themes</text:p>
        </text:list-item>
        <text:list-item>
          <text:p text:style-name="P7">Researched themes of collaboration, community relations, qualitative methods, and policing</text:p>
        </text:list-item>
      </text:list>
      <text:p text:style-name="P3"/>
      <text:p text:style-name="P4"><text:span text:style-name="T8">MANHATTAN DISTRICT ATTORNEY’S OFFICE</text:span><text:span text:style-name="T5"> </text:span><text:span text:style-name="T8">New York, NY</text:span></text:p>
      <text:p text:style-name="P4"><text:span text:style-name="T9">Trial Preparation Assistant, Trial Division</text:span><text:span text:style-name="T5"> <text:tab/><text:tab/><text:tab/><text:tab/><text:tab/><text:tab/><text:tab/> <text:s text:c="3"/></text:span><text:span text:style-name="T10">July 2018 – July 2020</text:span></text:p>
      <text:list text:style-name="L4">
        <text:list-item>
          <text:p text:style-name="P8">Prepared and edited legal materials for investigation and trial, including over 1,000 personal appearance and material evidence subpoenas, orders to produce, and police notifications.</text:p>
        </text:list-item>
        <text:list-item>
          <text:p text:style-name="P8">Supported five trial attorneys at a time on cases at all levels from misdemeanors to major felonies</text:p>
        </text:list-item>
      </text:list>
      <text:p text:style-name="P3"/>
      <text:p text:style-name="P4"><text:span text:style-name="T6">EDUCATION</text:span><text:span text:style-name="T7"> </text:span></text:p>
      <text:p text:style-name="P4"><text:span text:style-name="T8">GEORGETOWN UNIVERSITY</text:span><text:span text:style-name="T5"> </text:span><text:span text:style-name="T8">Washington, DC</text:span></text:p>
      <text:p text:style-name="P4"><text:span text:style-name="T9">McCourt School of Public Policy, Master of Public Policy</text:span><text:span text:style-name="T5"> </text:span><text:span text:style-name="T1">May 2022</text:span></text:p>
      <text:p text:style-name="P3"/>
      <text:p text:style-name="P4"><text:span text:style-name="T8">FORDHAM UNIVERSITY</text:span><text:span text:style-name="T5"> </text:span><text:span text:style-name="T8">New York, NY</text:span></text:p>
      <text:p text:style-name="P4"><text:span text:style-name="T9">Bachelor of Arts in Political Science and History, Minor in Philosophy</text:span><text:span text:style-name="T5"> </text:span><text:span text:style-name="T1">May 2018</text:span></text:p>
      <text:p text:style-name="P9"><text:soft-page-break/>Summa Cum Laude</text:p>
      <text:p text:style-name="P3"/>
      <text:p text:style-name="P4"><text:span text:style-name="T6">SKILLS AND LANGUAGES</text:span><text:span text:style-name="T7"> </text:span></text:p>
      <text:p text:style-name="P4"><text:span text:style-name="T8">Software:</text:span><text:span text:style-name="T5"> </text:span><text:span text:style-name="T1">Proficient in Microsoft Power BI and Tableau | Proficient in STATA | Proficient in R and RStudio | Proficient in SQL | Proficient in NVivo 12 | Proficient in Microsoft Office | Proficient in Python</text:span></text:p>
      <text:p text:style-name="P4"><text:span text:style-name="T8">Certifications: </text:span><text:span text:style-name="T1">Google Data Analytics Professional Certificate </text:span></text:p>
      <text:p text:style-name="P3"><text:span text:style-name="T8">Language:</text:span><text:span text:style-name="T5"> </text:span><text:span text:style-name="T1">English (native); Spanish (limited working proficiency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5T14:35:39.269686000</meta:creation-date>
    <dc:date>2025-05-05T14:40:41.665441000</dc:date>
    <meta:editing-duration>PT5M4S</meta:editing-duration>
    <meta:editing-cycles>1</meta:editing-cycles>
    <meta:document-statistic meta:table-count="0" meta:image-count="0" meta:object-count="0" meta:page-count="2" meta:paragraph-count="34" meta:word-count="341" meta:character-count="2438" meta:non-whitespace-character-count="2092"/>
    <meta:generator>LibreOffice/25.2.3.2$MacOSX_X86_64 LibreOffice_project/bbb074479178df812d175f709636b368952c2ce3</meta:generator>
  </office:meta>
</office:document-meta>
</file>